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14.526cm"/>
    </style:style>
    <style:style style:name="Tableau1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14.526cm"/>
    </style:style>
    <style:style style:name="Tableau2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487cm"/>
    </style:style>
    <style:style style:name="Tableau3.B" style:family="table-column">
      <style:table-column-properties style:column-width="14.526cm"/>
    </style:style>
    <style:style style:name="Tableau3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3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487cm"/>
    </style:style>
    <style:style style:name="Tableau4.B" style:family="table-column">
      <style:table-column-properties style:column-width="14.526cm"/>
    </style:style>
    <style:style style:name="Tableau4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4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2.487cm"/>
    </style:style>
    <style:style style:name="Tableau5.B" style:family="table-column">
      <style:table-column-properties style:column-width="14.526cm"/>
    </style:style>
    <style:style style:name="Tableau5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5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5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2.487cm"/>
    </style:style>
    <style:style style:name="Tableau6.B" style:family="table-column">
      <style:table-column-properties style:column-width="14.526cm"/>
    </style:style>
    <style:style style:name="Tableau6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6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2.487cm"/>
    </style:style>
    <style:style style:name="Tableau8.B" style:family="table-column">
      <style:table-column-properties style:column-width="14.526cm"/>
    </style:style>
    <style:style style:name="Tableau8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8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8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487cm"/>
    </style:style>
    <style:style style:name="Tableau9.B" style:family="table-column">
      <style:table-column-properties style:column-width="14.526cm"/>
    </style:style>
    <style:style style:name="Tableau9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9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9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2.487cm"/>
    </style:style>
    <style:style style:name="Tableau10.B" style:family="table-column">
      <style:table-column-properties style:column-width="14.526cm"/>
    </style:style>
    <style:style style:name="Tableau10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0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0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2.487cm"/>
    </style:style>
    <style:style style:name="Tableau11.B" style:family="table-column">
      <style:table-column-properties style:column-width="14.526cm"/>
    </style:style>
    <style:style style:name="Tableau11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1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2.487cm"/>
    </style:style>
    <style:style style:name="Tableau12.B" style:family="table-column">
      <style:table-column-properties style:column-width="14.526cm"/>
    </style:style>
    <style:style style:name="Tableau12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2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2.487cm"/>
    </style:style>
    <style:style style:name="Tableau7.B" style:family="table-column">
      <style:table-column-properties style:column-width="14.526cm"/>
    </style:style>
    <style:style style:name="Tableau7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7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7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2.487cm"/>
    </style:style>
    <style:style style:name="Tableau13.B" style:family="table-column">
      <style:table-column-properties style:column-width="14.526cm"/>
    </style:style>
    <style:style style:name="Tableau13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3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2.487cm"/>
    </style:style>
    <style:style style:name="Tableau14.B" style:family="table-column">
      <style:table-column-properties style:column-width="14.526cm"/>
    </style:style>
    <style:style style:name="Tableau14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4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2.487cm"/>
    </style:style>
    <style:style style:name="Tableau15.B" style:family="table-column">
      <style:table-column-properties style:column-width="14.526cm"/>
    </style:style>
    <style:style style:name="Tableau15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5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5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2.487cm"/>
    </style:style>
    <style:style style:name="Tableau16.B" style:family="table-column">
      <style:table-column-properties style:column-width="14.526cm"/>
    </style:style>
    <style:style style:name="Tableau16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6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2.487cm"/>
    </style:style>
    <style:style style:name="Tableau17.B" style:family="table-column">
      <style:table-column-properties style:column-width="14.526cm"/>
    </style:style>
    <style:style style:name="Tableau17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7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7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font-size="16pt" officeooo:rsid="00119de6" officeooo:paragraph-rsid="00119de6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" fo:font-size="16pt" fo:font-weight="bold" officeooo:rsid="00119de6" officeooo:paragraph-rsid="00119de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" fo:font-size="20pt" fo:font-weight="bold" officeooo:rsid="00119de6" officeooo:paragraph-rsid="00119de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fo:font-size="12pt" officeooo:rsid="00119de6" officeooo:paragraph-rsid="00119de6" style:font-size-asian="10.5pt" style:font-size-complex="12pt"/>
    </style:style>
    <style:style style:name="P5" style:family="paragraph" style:parent-style-name="Standard">
      <style:text-properties officeooo:paragraph-rsid="001b32f0"/>
    </style:style>
    <style:style style:name="P6" style:family="paragraph" style:parent-style-name="Standard">
      <style:text-properties style:font-name="Arial" officeooo:rsid="00119de6" officeooo:paragraph-rsid="00119de6"/>
    </style:style>
    <style:style style:name="P7" style:family="paragraph" style:parent-style-name="Standard">
      <style:text-properties style:font-name="Arial" officeooo:rsid="00119de6" officeooo:paragraph-rsid="0012b8e0"/>
    </style:style>
    <style:style style:name="P8" style:family="paragraph" style:parent-style-name="Standard">
      <style:text-properties style:font-name="Arial" officeooo:paragraph-rsid="0012b8e0"/>
    </style:style>
    <style:style style:name="P9" style:family="paragraph" style:parent-style-name="Standard">
      <style:text-properties style:font-name="Arial" officeooo:paragraph-rsid="0019be2a"/>
    </style:style>
    <style:style style:name="P10" style:family="paragraph" style:parent-style-name="Standard">
      <style:text-properties style:font-name="Arial" officeooo:paragraph-rsid="001b32f0"/>
    </style:style>
    <style:style style:name="P11" style:family="paragraph" style:parent-style-name="Standard">
      <style:text-properties officeooo:paragraph-rsid="001d6717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paragraph-rsid="0019be2a"/>
    </style:style>
    <style:style style:name="P13" style:family="paragraph" style:parent-style-name="Table_20_Contents">
      <style:paragraph-properties fo:text-align="start" style:justify-single-word="false"/>
      <style:text-properties style:font-name="Arial" officeooo:paragraph-rsid="0019b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rsid="001b32f0" officeooo:paragraph-rsid="001b3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font-name="Arial" officeooo:rsid="001b32f0" officeooo:paragraph-rsid="001c83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1b32f0" officeooo:paragraph-rsid="001d67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c83d0" officeooo:paragraph-rsid="001c83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text-properties style:font-name="Arial" officeooo:paragraph-rsid="0019be2a"/>
    </style:style>
    <style:style style:name="P20" style:family="paragraph" style:parent-style-name="Table_20_Contents">
      <style:text-properties style:font-name="Arial" officeooo:rsid="001b32f0" officeooo:paragraph-rsid="001b32f0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b8e0" officeooo:paragraph-rsid="0012b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e63c" officeooo:paragraph-rsid="0012e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33f00" officeooo:paragraph-rsid="00133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33f00" officeooo:paragraph-rsid="00180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53032" officeooo:paragraph-rsid="00153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57241" officeooo:paragraph-rsid="00157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59b79" officeooo:paragraph-rsid="00167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167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9ba3d" officeooo:paragraph-rsid="0019b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9ba3d" officeooo:paragraph-rsid="0019b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9ba3d" officeooo:paragraph-rsid="001b3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9ba3d" officeooo:paragraph-rsid="001d67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" officeooo:paragraph-rsid="00153032"/>
    </style:style>
    <style:style style:name="P3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19de6" officeooo:paragraph-rsid="00119de6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19de6" officeooo:paragraph-rsid="0012b8e0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19de6" officeooo:paragraph-rsid="0019be2a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19de6" officeooo:paragraph-rsid="001b32f0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19de6" officeooo:paragraph-rsid="001d6717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b8e0" officeooo:paragraph-rsid="0012b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b8e0" officeooo:paragraph-rsid="0019b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b8e0" officeooo:paragraph-rsid="001b3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b8e0" officeooo:paragraph-rsid="001d67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7b8f1" officeooo:paragraph-rsid="0019b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7b8f1" officeooo:paragraph-rsid="0019b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loext:opacity="100%" style:font-name="Arial" fo:font-size="12pt" fo:font-weight="normal" officeooo:paragraph-rsid="0019b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loext:opacity="100%" style:font-name="Arial" fo:font-size="12pt" fo:font-weight="normal" officeooo:paragraph-rsid="001b3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loext:opacity="100%" style:font-name="Arial" fo:font-size="12pt" fo:font-weight="normal" officeooo:paragraph-rsid="001d67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b8e0"/>
    </style:style>
    <style:style style:name="T2" style:family="text">
      <style:text-properties officeooo:rsid="0012e63c"/>
    </style:style>
    <style:style style:name="T3" style:family="text">
      <style:text-properties officeooo:rsid="00153032"/>
    </style:style>
    <style:style style:name="T4" style:family="text">
      <style:text-properties fo:font-size="13.5pt" fo:font-weight="normal" officeooo:rsid="00153032" fo:background-color="transparent" loext:char-shading-value="0"/>
    </style:style>
    <style:style style:name="T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53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9ba3d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9be2a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57241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9ba3d" fo:background-color="transparent" loext:char-shading-value="0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9be2a" fo:background-color="transparent" loext:char-shading-value="0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57241" fo:background-color="transparent" loext:char-shading-value="0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b32f0" fo:background-color="transparent" loext:char-shading-value="0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d6717" fo:background-color="transparent" loext:char-shading-value="0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80d67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9ba3d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80d67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9ba3d"/>
    </style:style>
    <style:style style:name="T1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/>
    </style:style>
    <style:style style:name="T1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9b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9ba3d"/>
    </style:style>
    <style:style style:name="T2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d6717"/>
    </style:style>
    <style:style style:name="T23" style:family="text">
      <style:text-properties fo:color="#000000" loext:opacity="100%" officeooo:rsid="00180d67"/>
    </style:style>
    <style:style style:name="T24" style:family="text">
      <style:text-properties fo:color="#000000" loext:opacity="100%" officeooo:rsid="0019ba3d"/>
    </style:style>
    <style:style style:name="T25" style:family="text">
      <style:text-properties fo:color="#000000" loext:opacity="100%" officeooo:rsid="0019ba3d" fo:background-color="transparent" loext:char-shading-value="0"/>
    </style:style>
    <style:style style:name="T26" style:family="text">
      <style:text-properties fo:color="#000000" loext:opacity="100%" officeooo:rsid="0019be2a" fo:background-color="transparent" loext:char-shading-value="0"/>
    </style:style>
    <style:style style:name="T27" style:family="text">
      <style:text-properties fo:color="#000000" loext:opacity="100%" officeooo:rsid="00157241" fo:background-color="transparent" loext:char-shading-value="0"/>
    </style:style>
    <style:style style:name="T28" style:family="text">
      <style:text-properties fo:font-size="12pt" fo:font-weight="normal" fo:background-color="transparent" loext:char-shading-value="0" style:font-size-asian="12pt" style:font-size-complex="12pt"/>
    </style:style>
    <style:style style:name="T29" style:family="text">
      <style:text-properties fo:font-size="12pt" fo:font-weight="normal" officeooo:rsid="00157241" fo:background-color="transparent" loext:char-shading-value="0" style:font-size-asian="12pt" style:font-size-complex="12pt"/>
    </style:style>
    <style:style style:name="T30" style:family="text">
      <style:text-properties officeooo:rsid="00159b79"/>
    </style:style>
    <style:style style:name="T31" style:family="text">
      <style:text-properties officeooo:rsid="0016770f"/>
    </style:style>
    <style:style style:name="T32" style:family="text">
      <style:text-properties officeooo:rsid="0017b8f1"/>
    </style:style>
    <style:style style:name="T33" style:family="text">
      <style:text-properties officeooo:rsid="00180d67"/>
    </style:style>
    <style:style style:name="T34" style:family="text">
      <style:text-properties officeooo:rsid="0019be2a"/>
    </style:style>
    <style:style style:name="T35" style:family="text">
      <style:text-properties officeooo:rsid="001b32f0"/>
    </style:style>
    <style:style style:name="T36" style:family="text">
      <style:text-properties officeooo:rsid="001c83d0"/>
    </style:style>
    <style:style style:name="T37" style:family="text">
      <style:text-properties officeooo:rsid="001d67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LLED</text:p>
      <text:p text:style-name="P2"/>
      <text:p text:style-name="P2">Plan de test End-to-End du parcours Employ<text:span text:style-name="T1">é</text:span></text:p>
      <text:p text:style-name="P1"/>
      <table:table table:name="Tableau1" table:style-name="Tableau1" table:template-name="Default Style">
        <table:table-column table:style-name="Tableau1.A"/>
        <table:table-column table:style-name="Tableau1.B"/>
        <table:table-row table:style-name="TableLine2206322975248">
          <table:table-cell table:style-name="Tableau1.A1" table:number-columns-spanned="2" office:value-type="string">
            <text:p text:style-name="P34">Scénario 1</text:p>
          </table:table-cell>
          <table:covered-table-cell/>
        </table:table-row>
        <table:table-row table:style-name="TableLine2206322975248">
          <table:table-cell table:style-name="Tableau1.A1" office:value-type="string">
            <text:p text:style-name="P39">Given</text:p>
          </table:table-cell>
          <table:table-cell table:style-name="Tableau1.B2" office:value-type="string">
            <text:p text:style-name="P21">Je suis un visiteur (non connecté)</text:p>
          </table:table-cell>
        </table:table-row>
        <table:table-row table:style-name="TableLine2206322975248">
          <table:table-cell table:style-name="Tableau1.A3" office:value-type="string">
            <text:p text:style-name="P39">When</text:p>
          </table:table-cell>
          <table:table-cell table:style-name="Tableau1.B2" office:value-type="string">
            <text:p text:style-name="P21">Je ne remplis pas le champ e-mail ou le champ password du login employé et je clique sur le bouton «Se connecter»</text:p>
          </table:table-cell>
        </table:table-row>
        <table:table-row table:style-name="TableLine2206322975248">
          <table:table-cell table:style-name="Tableau1.A3" office:value-type="string">
            <text:p text:style-name="P39">Then</text:p>
          </table:table-cell>
          <table:table-cell table:style-name="Tableau1.B2" office:value-type="string">
            <text:p text:style-name="P21">Je reste sur la page login et je suis invitée à remplir le champ manquant</text:p>
          </table:table-cell>
        </table:table-row>
      </table:table>
      <text:p text:style-name="P4"/>
      <text:p text:style-name="P6"/>
      <text:p text:style-name="P7"/>
      <table:table table:name="Tableau2" table:style-name="Tableau2" table:template-name="Default Style">
        <table:table-column table:style-name="Tableau2.A"/>
        <table:table-column table:style-name="Tableau2.B"/>
        <table:table-row table:style-name="TableLine2206435360976">
          <table:table-cell table:style-name="Tableau2.A1" table:number-columns-spanned="2" office:value-type="string">
            <text:p text:style-name="P35">Scénario <text:span text:style-name="T1">2</text:span></text:p>
          </table:table-cell>
          <table:covered-table-cell/>
        </table:table-row>
        <table:table-row table:style-name="TableLine2206435360976">
          <table:table-cell table:style-name="Tableau2.A1" office:value-type="string">
            <text:p text:style-name="P39">Given</text:p>
          </table:table-cell>
          <table:table-cell table:style-name="Tableau2.B2" office:value-type="string">
            <text:p text:style-name="P22">Je suis un visiteur (non connecté)</text:p>
          </table:table-cell>
        </table:table-row>
        <table:table-row table:style-name="TableLine2206435360976">
          <table:table-cell table:style-name="Tableau2.A3" office:value-type="string">
            <text:p text:style-name="P39">When</text:p>
          </table:table-cell>
          <table:table-cell table:style-name="Tableau2.B2" office:value-type="string">
            <text:p text:style-name="P22">Je remplis le champ d’email du login employé au mauvais format (sans la forme chaine@chaîne) et je clique sur le bouton «Se connecter»</text:p>
          </table:table-cell>
        </table:table-row>
        <table:table-row table:style-name="TableLine2206435360976">
          <table:table-cell table:style-name="Tableau2.A3" office:value-type="string">
            <text:p text:style-name="P39">Then</text:p>
          </table:table-cell>
          <table:table-cell table:style-name="Tableau2.B2" office:value-type="string">
            <text:p text:style-name="P22">Je reste sur la page Login et je suis invitée à remplir le champ e-mail au bon format</text:p>
          </table:table-cell>
        </table:table-row>
      </table:table>
      <text:p text:style-name="P8"/>
      <text:p text:style-name="P8"/>
      <table:table table:name="Tableau3" table:style-name="Tableau3" table:template-name="Default Style">
        <table:table-column table:style-name="Tableau3.A"/>
        <table:table-column table:style-name="Tableau3.B"/>
        <table:table-row table:style-name="TableLine2206451323520">
          <table:table-cell table:style-name="Tableau3.A1" table:number-columns-spanned="2" office:value-type="string">
            <text:p text:style-name="P35">Scénario <text:span text:style-name="T2">3</text:span></text:p>
          </table:table-cell>
          <table:covered-table-cell/>
        </table:table-row>
        <table:table-row table:style-name="TableLine2206451323520">
          <table:table-cell table:style-name="Tableau3.A1" office:value-type="string">
            <text:p text:style-name="P39">Given</text:p>
          </table:table-cell>
          <table:table-cell table:style-name="Tableau3.B2" office:value-type="string">
            <text:p text:style-name="P23">Je suis un visiteur (non connecté)</text:p>
          </table:table-cell>
        </table:table-row>
        <table:table-row table:style-name="TableLine2206451323520">
          <table:table-cell table:style-name="Tableau3.A3" office:value-type="string">
            <text:p text:style-name="P39">When</text:p>
          </table:table-cell>
          <table:table-cell table:style-name="Tableau3.B2" office:value-type="string">
            <text:p text:style-name="P23">Je rempli le champ e-mail du login employé au bon format (sous la forme chaîne@chaîne) et je clique sur le bouton «Se connecter»</text:p>
          </table:table-cell>
        </table:table-row>
        <table:table-row table:style-name="TableLine2206451323520">
          <table:table-cell table:style-name="Tableau3.A3" office:value-type="string">
            <text:p text:style-name="P39">Then</text:p>
          </table:table-cell>
          <table:table-cell table:style-name="Tableau3.B2" office:value-type="string">
            <text:p text:style-name="P23">Je suis envoyé sur la page «Mes notes de frais» <text:span text:style-name="T3">(BillsUI)</text:span></text:p>
          </table:table-cell>
        </table:table-row>
      </table:table>
      <text:p text:style-name="P8"/>
      <text:p text:style-name="P8"/>
      <table:table table:name="Tableau4" table:style-name="Tableau4" table:template-name="Default Style">
        <table:table-column table:style-name="Tableau4.A"/>
        <table:table-column table:style-name="Tableau4.B"/>
        <table:table-row table:style-name="TableLine2206451327872">
          <table:table-cell table:style-name="Tableau4.A1" table:number-columns-spanned="2" office:value-type="string">
            <text:p text:style-name="P35">Scénario <text:span text:style-name="T2">4</text:span></text:p>
          </table:table-cell>
          <table:covered-table-cell/>
        </table:table-row>
        <table:table-row table:style-name="TableLine2206451327872">
          <table:table-cell table:style-name="Tableau4.A1" office:value-type="string">
            <text:p text:style-name="P39">Given</text:p>
          </table:table-cell>
          <table:table-cell table:style-name="Tableau4.B2" office:value-type="string">
            <text:p text:style-name="P23"><text:span text:style-name="T33">Je suis connecté en tant qu’employé et j</text:span>e suis sur la page «Mes notes de frais» <text:span text:style-name="T3">(BillsUI)</text:span></text:p>
          </table:table-cell>
        </table:table-row>
        <table:table-row table:style-name="TableLine2206451327872">
          <table:table-cell table:style-name="Tableau4.A3" office:value-type="string">
            <text:p text:style-name="P39">When</text:p>
          </table:table-cell>
          <table:table-cell table:style-name="Tableau4.B2" office:value-type="string">
            <text:p text:style-name="P25">Je n’ai pas de notes de frais</text:p>
          </table:table-cell>
        </table:table-row>
        <table:table-row table:style-name="TableLine2206451327872">
          <table:table-cell table:style-name="Tableau4.A3" office:value-type="string">
            <text:p text:style-name="P39">Then</text:p>
          </table:table-cell>
          <table:table-cell table:style-name="Tableau4.B2" office:value-type="string">
            <text:p text:style-name="P33"><text:span text:style-name="T5">Je vois les entêtes de tableau (</text:span><text:span text:style-name="T28">&lt;th&gt;Type&lt;/th&gt;&lt;th&gt;Nom&lt;/th&gt;&lt;th&gt;Date&lt;/th&gt;&lt;th&gt;Montant&lt;/th&gt;&lt;th&gt;Statut&lt;/th&gt;&lt;th&gt;Actions&lt;/th&gt;</text:span><text:span text:style-name="T4">), </text:span><text:span text:style-name="T29">le titre «Mes notes de frais» et le bouton «Nouvelle note de frais»</text:span></text:p>
            <text:p text:style-name="P2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au5" table:style-name="Tableau5" table:template-name="Default Style">
        <table:table-column table:style-name="Tableau5.A"/>
        <table:table-column table:style-name="Tableau5.B"/>
        <text:soft-page-break/>
        <table:table-row table:style-name="TableLine2206451327328">
          <table:table-cell table:style-name="Tableau5.A1" table:number-columns-spanned="2" office:value-type="string">
            <text:p text:style-name="P35">Scénario <text:span text:style-name="T2">5</text:span></text:p>
          </table:table-cell>
          <table:covered-table-cell/>
        </table:table-row>
        <table:table-row table:style-name="TableLine2206451327328">
          <table:table-cell table:style-name="Tableau5.A1" office:value-type="string">
            <text:p text:style-name="P39">Given</text:p>
          </table:table-cell>
          <table:table-cell table:style-name="Tableau5.B2" office:value-type="string">
            <text:p text:style-name="P24"><text:span text:style-name="T33">Je suis connecté en tant qu’employé et j</text:span>e suis sur la page «Mes notes de frais» <text:span text:style-name="T3">(BillsUI)</text:span></text:p>
          </table:table-cell>
        </table:table-row>
        <table:table-row table:style-name="TableLine2206451327328">
          <table:table-cell table:style-name="Tableau5.A3" office:value-type="string">
            <text:p text:style-name="P39">When</text:p>
          </table:table-cell>
          <table:table-cell table:style-name="Tableau5.B2" office:value-type="string">
            <text:p text:style-name="P26">J’ai des notes de frais</text:p>
          </table:table-cell>
        </table:table-row>
        <table:table-row table:style-name="TableLine2206451327328">
          <table:table-cell table:style-name="Tableau5.A3" office:value-type="string">
            <text:p text:style-name="P39">Then</text:p>
          </table:table-cell>
          <table:table-cell table:style-name="Tableau5.B2" office:value-type="string">
            <text:p text:style-name="P26">Elles apparaissent par ordre de date décroissant</text:p>
          </table:table-cell>
        </table:table-row>
      </table:table>
      <text:p text:style-name="P8"/>
      <text:p text:style-name="P8"/>
      <table:table table:name="Tableau6" table:style-name="Tableau6" table:template-name="Default Style">
        <table:table-column table:style-name="Tableau6.A"/>
        <table:table-column table:style-name="Tableau6.B"/>
        <table:table-row table:style-name="TableLine2206451337392">
          <table:table-cell table:style-name="Tableau6.A1" table:number-columns-spanned="2" office:value-type="string">
            <text:p text:style-name="P35">Scénario <text:span text:style-name="T2">6</text:span></text:p>
          </table:table-cell>
          <table:covered-table-cell/>
        </table:table-row>
        <table:table-row table:style-name="TableLine2206451337392">
          <table:table-cell table:style-name="Tableau6.A1" office:value-type="string">
            <text:p text:style-name="P39">Given</text:p>
          </table:table-cell>
          <table:table-cell table:style-name="Tableau6.B2" office:value-type="string">
            <text:p text:style-name="P24"><text:span text:style-name="T33">Je suis connecté en tant qu’employé et j</text:span>e suis sur la page «Mes notes de frais» <text:span text:style-name="T3">(BillsUI)</text:span></text:p>
          </table:table-cell>
        </table:table-row>
        <table:table-row table:style-name="TableLine2206451337392">
          <table:table-cell table:style-name="Tableau6.A3" office:value-type="string">
            <text:p text:style-name="P39">When</text:p>
          </table:table-cell>
          <table:table-cell table:style-name="Tableau6.B2" office:value-type="string">
            <text:p text:style-name="P26">Je clique sur l’icone-eye</text:p>
          </table:table-cell>
        </table:table-row>
        <table:table-row table:style-name="TableLine2206451337392">
          <table:table-cell table:style-name="Tableau6.A3" office:value-type="string">
            <text:p text:style-name="P39">Then</text:p>
          </table:table-cell>
          <table:table-cell table:style-name="Tableau6.B2" office:value-type="string">
            <text:p text:style-name="P26">La note de frais s’affiche dans une modale</text:p>
          </table:table-cell>
        </table:table-row>
      </table:table>
      <text:p text:style-name="P8"/>
      <text:p text:style-name="P8"/>
      <text:p text:style-name="P8"/>
      <table:table table:name="Tableau8" table:style-name="Tableau8" table:template-name="Default Style">
        <table:table-column table:style-name="Tableau8.A"/>
        <table:table-column table:style-name="Tableau8.B"/>
        <table:table-row table:style-name="TableLine2206451341200">
          <table:table-cell table:style-name="Tableau8.A1" table:number-columns-spanned="2" office:value-type="string">
            <text:p text:style-name="P35">Scénario <text:span text:style-name="T31">7</text:span></text:p>
          </table:table-cell>
          <table:covered-table-cell/>
        </table:table-row>
        <table:table-row table:style-name="TableLine2206451341200">
          <table:table-cell table:style-name="Tableau8.A1" office:value-type="string">
            <text:p text:style-name="P39">Given</text:p>
          </table:table-cell>
          <table:table-cell table:style-name="Tableau8.B2" office:value-type="string">
            <text:p text:style-name="P24"><text:span text:style-name="T33">Je suis connecté en tant qu’employé et j</text:span>e suis sur la page «Mes notes de frais» <text:span text:style-name="T3">(BillsUI)</text:span></text:p>
          </table:table-cell>
        </table:table-row>
        <table:table-row table:style-name="TableLine2206451341200">
          <table:table-cell table:style-name="Tableau8.A3" office:value-type="string">
            <text:p text:style-name="P39">When</text:p>
          </table:table-cell>
          <table:table-cell table:style-name="Tableau8.B2" office:value-type="string">
            <text:p text:style-name="P27">Je clique de le bouton «Nouvelle note de frais»</text:p>
          </table:table-cell>
        </table:table-row>
        <table:table-row table:style-name="TableLine2206451341200">
          <table:table-cell table:style-name="Tableau8.A3" office:value-type="string">
            <text:p text:style-name="P39">Then</text:p>
          </table:table-cell>
          <table:table-cell table:style-name="Tableau8.B2" office:value-type="string">
            <text:p text:style-name="P28">La page NewBillUI s’affiche avec <text:span text:style-name="T32">son</text:span> titre «Envoyer une note de frais» <text:span text:style-name="T30">et avec les champs vides</text:span></text:p>
          </table:table-cell>
        </table:table-row>
      </table:table>
      <text:p text:style-name="P8"/>
      <text:p text:style-name="P8"/>
      <table:table table:name="Tableau9" table:style-name="Tableau9" table:template-name="Default Style">
        <table:table-column table:style-name="Tableau9.A"/>
        <table:table-column table:style-name="Tableau9.B"/>
        <table:table-row table:style-name="TableLine2206451342288">
          <table:table-cell table:style-name="Tableau9.A1" table:number-columns-spanned="2" office:value-type="string">
            <text:p text:style-name="P35">Scénario <text:span text:style-name="T31">8</text:span></text:p>
          </table:table-cell>
          <table:covered-table-cell/>
        </table:table-row>
        <table:table-row table:style-name="TableLine2206451342288">
          <table:table-cell table:style-name="Tableau9.A1" office:value-type="string">
            <text:p text:style-name="P39">Given</text:p>
          </table:table-cell>
          <table:table-cell table:style-name="Tableau9.B2" office:value-type="string">
            <text:p text:style-name="P43">²<text:span text:style-name="T23">Je suis connecté en tant qu’employé </text:span><text:span text:style-name="T24">et j’ai cliqué sur </text:span><text:span text:style-name="T27">le bouton «Nouvelle note de frais»</text:span></text:p>
          </table:table-cell>
        </table:table-row>
        <table:table-row table:style-name="TableLine2206451342288">
          <table:table-cell table:style-name="Tableau9.A3" office:value-type="string">
            <text:p text:style-name="P39">When</text:p>
          </table:table-cell>
          <table:table-cell table:style-name="Tableau9.B2" office:value-type="string">
            <text:p text:style-name="P29">Je clique sur le bouton Envoyer alors que les champs sont vides</text:p>
            <text:p text:style-name="P29"/>
          </table:table-cell>
        </table:table-row>
        <table:table-row table:style-name="TableLine2206451342288">
          <table:table-cell table:style-name="Tableau9.A3" office:value-type="string">
            <text:p text:style-name="P39">Then</text:p>
          </table:table-cell>
          <table:table-cell table:style-name="Tableau9.B2" office:value-type="string">
            <text:p text:style-name="P29">Je suis invité à remplir le champ dont le label est «Nom de la dépense»</text:p>
          </table:table-cell>
        </table:table-row>
      </table:table>
      <text:p text:style-name="P8"/>
      <text:p text:style-name="P8"/>
      <table:table table:name="Tableau10" table:style-name="Tableau10" table:template-name="Default Style">
        <table:table-column table:style-name="Tableau10.A"/>
        <table:table-column table:style-name="Tableau10.B"/>
        <table:table-row table:style-name="TableLine2206451349360">
          <table:table-cell table:style-name="Tableau10.A1" table:number-columns-spanned="2" office:value-type="string">
            <text:p text:style-name="P35">Scénario <text:span text:style-name="T32">9</text:span></text:p>
          </table:table-cell>
          <table:covered-table-cell/>
        </table:table-row>
        <table:table-row table:style-name="TableLine2206451349360">
          <table:table-cell table:style-name="Tableau10.A1" office:value-type="string">
            <text:p text:style-name="P39">Given</text:p>
          </table:table-cell>
          <table:table-cell table:style-name="Tableau10.B2" office:value-type="string">
            <text:p text:style-name="P43">²<text:span text:style-name="T23">Je suis connecté en tant qu’employé </text:span><text:span text:style-name="T24">et j’ai cliqué sur </text:span><text:span text:style-name="T27">le bouton «Nouvelle note de frais» </text:span><text:span text:style-name="T25">et j’ai rempli le champ dont le label est «Nom de la dépense»</text:span></text:p>
          </table:table-cell>
        </table:table-row>
        <table:table-row table:style-name="TableLine2206451349360">
          <table:table-cell table:style-name="Tableau10.A3" office:value-type="string">
            <text:p text:style-name="P39">When</text:p>
          </table:table-cell>
          <table:table-cell table:style-name="Tableau10.B2" office:value-type="string">
            <text:p text:style-name="P29">Je clique sur le bouton Envoyer ou j’appuie sur «Entrée»</text:p>
          </table:table-cell>
        </table:table-row>
        <table:table-row table:style-name="TableLine2206451349360">
          <table:table-cell table:style-name="Tableau10.A3" office:value-type="string">
            <text:p text:style-name="P39">Then</text:p>
          </table:table-cell>
          <table:table-cell table:style-name="Tableau10.B2" office:value-type="string">
            <text:p text:style-name="P29">Je suis invité à remplir le champ dont le label est «Dat<text:span text:style-name="T34">e</text:span>»</text:p>
          </table:table-cell>
        </table:table-row>
      </table:table>
      <text:p text:style-name="P8"/>
      <text:p text:style-name="P8"/>
      <table:table table:name="Tableau11" table:style-name="Tableau11" table:template-name="Default Style">
        <table:table-column table:style-name="Tableau11.A"/>
        <table:table-column table:style-name="Tableau11.B"/>
        <table:table-row table:style-name="TableLine2206451359424">
          <table:table-cell table:style-name="Tableau11.A1" table:number-columns-spanned="2" office:value-type="string">
            <text:p text:style-name="P35">Scénario 1<text:span text:style-name="T32">0</text:span></text:p>
          </table:table-cell>
          <table:covered-table-cell/>
        </table:table-row>
        <table:table-row table:style-name="TableLine2206451359424">
          <table:table-cell table:style-name="Tableau11.A1" office:value-type="string">
            <text:p text:style-name="P39">Given</text:p>
          </table:table-cell>
          <table:table-cell table:style-name="Tableau11.B2" office:value-type="string">
            <text:p text:style-name="P44">²<text:span text:style-name="T23">Je suis connecté en tant qu’employé </text:span><text:span text:style-name="T24">et j’ai cliqué sur </text:span><text:span text:style-name="T27">le bouton «Nouvelle note de frais» </text:span><text:span text:style-name="T25">et j’ai rempli le champ dont le label est «Nom de la dépense» </text:span><text:soft-page-break/><text:span text:style-name="T26">et «Date»</text:span></text:p>
          </table:table-cell>
        </table:table-row>
        <table:table-row table:style-name="TableLine2206451359424">
          <table:table-cell table:style-name="Tableau11.A3" office:value-type="string">
            <text:p text:style-name="P39">When</text:p>
          </table:table-cell>
          <table:table-cell table:style-name="Tableau11.B2" office:value-type="string">
            <text:p text:style-name="P29">Je clique sur le bouton Envoyer ou j’appuie sur «Entrée»</text:p>
          </table:table-cell>
        </table:table-row>
        <table:table-row table:style-name="TableLine2206451359424">
          <table:table-cell table:style-name="Tableau11.A3" office:value-type="string">
            <text:p text:style-name="P39">Then</text:p>
          </table:table-cell>
          <table:table-cell table:style-name="Tableau11.B2" office:value-type="string">
            <text:p text:style-name="P12"><text:span text:style-name="T20">Je suis invité à remplir le champ dont le label est «</text:span>Montant TTC <text:span text:style-name="T20">»</text:span></text:p>
          </table:table-cell>
        </table:table-row>
      </table:table>
      <text:p text:style-name="P8"/>
      <text:p text:style-name="P8"/>
      <table:table table:name="Tableau12" table:style-name="Tableau12" table:template-name="Default Style">
        <table:table-column table:style-name="Tableau12.A"/>
        <table:table-column table:style-name="Tableau12.B"/>
        <table:table-row table:style-name="TableLine2206885138928">
          <table:table-cell table:style-name="Tableau12.A1" table:number-columns-spanned="2" office:value-type="string">
            <text:p text:style-name="P35">Scénario 1<text:span text:style-name="T32">1</text:span></text:p>
          </table:table-cell>
          <table:covered-table-cell/>
        </table:table-row>
        <table:table-row table:style-name="TableLine2206885138928">
          <table:table-cell table:style-name="Tableau12.A1" office:value-type="string">
            <text:p text:style-name="P39">Given</text:p>
          </table:table-cell>
          <table:table-cell table:style-name="Tableau12.B2" office:value-type="string">
            <text:p text:style-name="P45"><text:span text:style-name="T14">Je suis connecté en tant qu’employé </text:span><text:span text:style-name="T15">et j’ai cliqué sur </text:span><text:span text:style-name="T8">le bouton «Nouvelle note de frais», </text:span><text:span text:style-name="T7">J</text:span><text:span text:style-name="T6">’ai rempli le champ dont le</text:span><text:span text:style-name="T7">s</text:span><text:span text:style-name="T6"> label</text:span><text:span text:style-name="T7">s</text:span><text:span text:style-name="T6"> </text:span><text:span text:style-name="T7">sont</text:span><text:span text:style-name="T6"> «Nom de la dépense»,</text:span><text:span text:style-name="T7"> «Date» et «</text:span><text:span text:style-name="T26">Montant TTC</text:span><text:span text:style-name="T7">»</text:span></text:p>
          </table:table-cell>
        </table:table-row>
        <table:table-row table:style-name="TableLine2206885138928">
          <table:table-cell table:style-name="Tableau12.A3" office:value-type="string">
            <text:p text:style-name="P39">When</text:p>
          </table:table-cell>
          <table:table-cell table:style-name="Tableau12.B2" office:value-type="string">
            <text:p text:style-name="P30">Je clique sur le bouton Envoyer ou j’appuie sur «Entrée»</text:p>
          </table:table-cell>
        </table:table-row>
        <table:table-row table:style-name="TableLine2206885138928">
          <table:table-cell table:style-name="Tableau12.A3" office:value-type="string">
            <text:p text:style-name="P39">Then</text:p>
          </table:table-cell>
          <table:table-cell table:style-name="Tableau12.B2" office:value-type="string">
            <text:p text:style-name="P13"><text:span text:style-name="T20">Je suis invité à remplir le champ dont le label est </text:span>«TVA»</text:p>
            <text:p text:style-name="P18"><text:span text:style-name="T20"/></text:p>
          </table:table-cell>
        </table:table-row>
      </table:table>
      <text:p text:style-name="P8"/>
      <text:p text:style-name="P9"/>
      <table:table table:name="Tableau7" table:style-name="Tableau7" table:template-name="Default Style">
        <table:table-column table:style-name="Tableau7.A"/>
        <table:table-column table:style-name="Tableau7.B"/>
        <table:table-row table:style-name="TableLine2206435379472">
          <table:table-cell table:style-name="Tableau7.A1" table:number-columns-spanned="2" office:value-type="string">
            <text:p text:style-name="P36">Scénario 1<text:span text:style-name="T34">2</text:span></text:p>
          </table:table-cell>
          <table:covered-table-cell/>
        </table:table-row>
        <table:table-row table:style-name="TableLine2206435379472">
          <table:table-cell table:style-name="Tableau7.A1" office:value-type="string">
            <text:p text:style-name="P40">Given</text:p>
          </table:table-cell>
          <table:table-cell table:style-name="Tableau7.B2" office:value-type="string">
            <text:p text:style-name="P45"><text:span text:style-name="T16">Je suis connecté en tant qu’employé </text:span><text:span text:style-name="T17">et j’ai cliqué sur </text:span><text:span text:style-name="T11">le bouton «Nouvelle note de frais », </text:span><text:span text:style-name="T10">J</text:span><text:span text:style-name="T9">’ai rempli le champ dont le</text:span><text:span text:style-name="T10">s</text:span><text:span text:style-name="T9"> label</text:span><text:span text:style-name="T10">s</text:span><text:span text:style-name="T9"> </text:span><text:span text:style-name="T10">sont</text:span><text:span text:style-name="T9"> «Nom de la dépense»,</text:span><text:span text:style-name="T10"> «Date», «</text:span><text:span text:style-name="T26">Montant TTC</text:span><text:span text:style-name="T10">» et TVA</text:span></text:p>
          </table:table-cell>
        </table:table-row>
        <table:table-row table:style-name="TableLine2206435379472">
          <table:table-cell table:style-name="Tableau7.A3" office:value-type="string">
            <text:p text:style-name="P40">When</text:p>
          </table:table-cell>
          <table:table-cell table:style-name="Tableau7.B2" office:value-type="string">
            <text:p text:style-name="P30">Je clique sur le bouton Envoyer ou j’appuie sur «Entrée»</text:p>
          </table:table-cell>
        </table:table-row>
        <table:table-row table:style-name="TableLine2206435379472">
          <table:table-cell table:style-name="Tableau7.A3" office:value-type="string">
            <text:p text:style-name="P40">Then</text:p>
          </table:table-cell>
          <table:table-cell table:style-name="Tableau7.B2" office:value-type="string">
            <text:p text:style-name="P13"><text:span text:style-name="T21">Je suis invité à remplir le champ dont le label est </text:span>«<text:span text:style-name="T34">Justificatif</text:span>»</text:p>
            <text:p text:style-name="P19"><text:span text:style-name="T20"/></text:p>
          </table:table-cell>
        </table:table-row>
      </table:table>
      <text:p text:style-name="P9"/>
      <text:p text:style-name="P10"/>
      <table:table table:name="Tableau13" table:style-name="Tableau13" table:template-name="Default Style">
        <table:table-column table:style-name="Tableau13.A"/>
        <table:table-column table:style-name="Tableau13.B"/>
        <table:table-row table:style-name="TableLine2206321899152">
          <table:table-cell table:style-name="Tableau13.A1" table:number-columns-spanned="2" office:value-type="string">
            <text:p text:style-name="P37">Scénario 1<text:span text:style-name="T35">3</text:span></text:p>
          </table:table-cell>
          <table:covered-table-cell/>
        </table:table-row>
        <table:table-row table:style-name="TableLine2206321899152">
          <table:table-cell table:style-name="Tableau13.A1" office:value-type="string">
            <text:p text:style-name="P41">Given</text:p>
          </table:table-cell>
          <table:table-cell table:style-name="Tableau13.B2" office:value-type="string">
            <text:p text:style-name="P46"><text:span text:style-name="T16">Je suis connecté en tant qu’employé </text:span><text:span text:style-name="T17">et j’ai cliqué sur </text:span><text:span text:style-name="T11">le bouton «Nouvelle note de frais», </text:span><text:span text:style-name="T10">J</text:span><text:span text:style-name="T9">’ai rempli </text:span><text:span text:style-name="T12">tous les champs requis ainsi que le justificatif avec la bonne extension</text:span></text:p>
          </table:table-cell>
        </table:table-row>
        <table:table-row table:style-name="TableLine2206321899152">
          <table:table-cell table:style-name="Tableau13.A3" office:value-type="string">
            <text:p text:style-name="P41">When</text:p>
          </table:table-cell>
          <table:table-cell table:style-name="Tableau13.B2" office:value-type="string">
            <text:p text:style-name="P31">Je clique sur le bouton Envoyer ou j’appuie sur «Entrée»</text:p>
          </table:table-cell>
        </table:table-row>
        <table:table-row table:style-name="TableLine2206321899152">
          <table:table-cell table:style-name="Tableau13.A3" office:value-type="string">
            <text:p text:style-name="P41">Then</text:p>
          </table:table-cell>
          <table:table-cell table:style-name="Tableau13.B2" office:value-type="string">
            <text:p text:style-name="P14">Je quitte la page NewBillUI <text:s/>et retourne sur BillsUI</text:p>
            <text:p text:style-name="P20"><text:span text:style-name="T20">M</text:span><text:span text:style-name="T19">a note de frais se rajoute à celle(s) déjà existante(s) et en premier</text:span></text:p>
          </table:table-cell>
        </table:table-row>
      </table:table>
      <text:p text:style-name="P10"/>
      <text:p text:style-name="P10"/>
      <table:table table:name="Tableau14" table:style-name="Tableau14" table:template-name="Default Style">
        <table:table-column table:style-name="Tableau14.A"/>
        <table:table-column table:style-name="Tableau14.B"/>
        <table:table-row table:style-name="TableLine2206885193872">
          <table:table-cell table:style-name="Tableau14.A1" table:number-columns-spanned="2" office:value-type="string">
            <text:p text:style-name="P37">Scénario 1<text:span text:style-name="T35">4</text:span></text:p>
          </table:table-cell>
          <table:covered-table-cell/>
        </table:table-row>
        <table:table-row table:style-name="TableLine2206885193872">
          <table:table-cell table:style-name="Tableau14.A1" office:value-type="string">
            <text:p text:style-name="P41">Given</text:p>
          </table:table-cell>
          <table:table-cell table:style-name="Tableau14.B2" office:value-type="string">
            <text:p text:style-name="P46"><text:span text:style-name="T16">Je suis connecté en tant qu’employé </text:span><text:span text:style-name="T17">et j’ai cliqué sur </text:span><text:span text:style-name="T11">le bouton «Nouvelle note de frais», </text:span><text:span text:style-name="T10">J</text:span><text:span text:style-name="T9">’ai rempli </text:span><text:span text:style-name="T12">tous les champs requis ainsi que le justificatif avec une mauvaise extension</text:span></text:p>
          </table:table-cell>
        </table:table-row>
        <table:table-row table:style-name="TableLine2206885193872">
          <table:table-cell table:style-name="Tableau14.A3" office:value-type="string">
            <text:p text:style-name="P41">When</text:p>
          </table:table-cell>
          <table:table-cell table:style-name="Tableau14.B2" office:value-type="string">
            <text:p text:style-name="P31">Je clique sur le bouton Envoyer ou j’appuie sur «Entrée» <text:span text:style-name="T36">malgré l’alerte</text:span></text:p>
          </table:table-cell>
        </table:table-row>
        <table:table-row table:style-name="TableLine2206885193872">
          <table:table-cell table:style-name="Tableau14.A3" office:value-type="string">
            <text:p text:style-name="P41">Then</text:p>
          </table:table-cell>
          <table:table-cell table:style-name="Tableau14.B2" office:value-type="string">
            <text:p text:style-name="P15"><text:span text:style-name="T18">Je quitte la page NewBillUI <text:s/>et retourne sur BillsUI.</text:span></text:p>
            <text:p text:style-name="P17"><text:span text:style-name="T18">Aucune note de frais n’a été ajoutée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11"><text:soft-page-break/></text:p>
      <table:table table:name="Tableau15" table:style-name="Tableau15" table:template-name="Default Style">
        <table:table-column table:style-name="Tableau15.A"/>
        <table:table-column table:style-name="Tableau15.B"/>
        <table:table-row table:style-name="TableLine2206970128352">
          <table:table-cell table:style-name="Tableau15.A1" table:number-columns-spanned="2" office:value-type="string">
            <text:p text:style-name="P38">Scénario 1<text:span text:style-name="T37">5</text:span></text:p>
          </table:table-cell>
          <table:covered-table-cell/>
        </table:table-row>
        <table:table-row table:style-name="TableLine2206970128352">
          <table:table-cell table:style-name="Tableau15.A1" office:value-type="string">
            <text:p text:style-name="P42">Given</text:p>
          </table:table-cell>
          <table:table-cell table:style-name="Tableau15.B2" office:value-type="string">
            <text:p text:style-name="P47"><text:span text:style-name="T16">Je suis connecté en tant qu’employé </text:span><text:span text:style-name="T17">et </text:span><text:span text:style-name="T13">je suis sur la page BillsUI</text:span></text:p>
          </table:table-cell>
        </table:table-row>
        <table:table-row table:style-name="TableLine2206970128352">
          <table:table-cell table:style-name="Tableau15.A3" office:value-type="string">
            <text:p text:style-name="P42">When</text:p>
          </table:table-cell>
          <table:table-cell table:style-name="Tableau15.B2" office:value-type="string">
            <text:p text:style-name="P32">Je clique sur le bouton «<text:span text:style-name="T37">Se déconnecter» de la barre verticale</text:span></text:p>
          </table:table-cell>
        </table:table-row>
        <table:table-row table:style-name="TableLine2206970128352">
          <table:table-cell table:style-name="Tableau15.A3" office:value-type="string">
            <text:p text:style-name="P42">Then</text:p>
          </table:table-cell>
          <table:table-cell table:style-name="Tableau15.B2" office:value-type="string">
            <text:p text:style-name="P16"><text:span text:style-name="T18">Je quitte la page Bill</text:span><text:span text:style-name="T22">s</text:span><text:span text:style-name="T18">UI <text:s/>et retourne sur </text:span><text:span text:style-name="T22">la page login</text:span></text:p>
          </table:table-cell>
        </table:table-row>
      </table:table>
      <text:p text:style-name="P11"/>
      <text:p text:style-name="P11"/>
      <table:table table:name="Tableau16" table:style-name="Tableau16" table:template-name="Default Style">
        <table:table-column table:style-name="Tableau16.A"/>
        <table:table-column table:style-name="Tableau16.B"/>
        <table:table-row table:style-name="TableLine2206970414688">
          <table:table-cell table:style-name="Tableau16.A1" table:number-columns-spanned="2" office:value-type="string">
            <text:p text:style-name="P38">Scénario 1<text:span text:style-name="T37">6</text:span></text:p>
          </table:table-cell>
          <table:covered-table-cell/>
        </table:table-row>
        <table:table-row table:style-name="TableLine2206970414688">
          <table:table-cell table:style-name="Tableau16.A1" office:value-type="string">
            <text:p text:style-name="P42">Given</text:p>
          </table:table-cell>
          <table:table-cell table:style-name="Tableau16.B2" office:value-type="string">
            <text:p text:style-name="P47"><text:span text:style-name="T16">Je suis connecté en tant qu’employé </text:span><text:span text:style-name="T17">et </text:span><text:span text:style-name="T13">je suis sur la page NewBillUI</text:span></text:p>
          </table:table-cell>
        </table:table-row>
        <table:table-row table:style-name="TableLine2206970414688">
          <table:table-cell table:style-name="Tableau16.A3" office:value-type="string">
            <text:p text:style-name="P42">When</text:p>
          </table:table-cell>
          <table:table-cell table:style-name="Tableau16.B2" office:value-type="string">
            <text:p text:style-name="P32">Je clique sur le bouton «<text:span text:style-name="T37">Se déconnecter» de la barre verticale</text:span></text:p>
          </table:table-cell>
        </table:table-row>
        <table:table-row table:style-name="TableLine2206970414688">
          <table:table-cell table:style-name="Tableau16.A3" office:value-type="string">
            <text:p text:style-name="P42">Then</text:p>
          </table:table-cell>
          <table:table-cell table:style-name="Tableau16.B2" office:value-type="string">
            <text:p text:style-name="P16"><text:span text:style-name="T18">Je quitte la page </text:span><text:span text:style-name="T22">NewBill</text:span><text:span text:style-name="T18"> et retourne sur </text:span><text:span text:style-name="T22">la page login</text:span></text:p>
          </table:table-cell>
        </table:table-row>
      </table:table>
      <text:p text:style-name="P11"/>
      <text:p text:style-name="P11"/>
      <table:table table:name="Tableau17" table:style-name="Tableau17" table:template-name="Default Style">
        <table:table-column table:style-name="Tableau17.A"/>
        <table:table-column table:style-name="Tableau17.B"/>
        <table:table-row table:style-name="TableLine2206970403264">
          <table:table-cell table:style-name="Tableau17.A1" table:number-columns-spanned="2" office:value-type="string">
            <text:p text:style-name="P38">Scénario 1<text:span text:style-name="T37">7</text:span></text:p>
          </table:table-cell>
          <table:covered-table-cell/>
        </table:table-row>
        <table:table-row table:style-name="TableLine2206970403264">
          <table:table-cell table:style-name="Tableau17.A1" office:value-type="string">
            <text:p text:style-name="P42">Given</text:p>
          </table:table-cell>
          <table:table-cell table:style-name="Tableau17.B2" office:value-type="string">
            <text:p text:style-name="P47"><text:span text:style-name="T16">Je suis connecté en tant qu’employé </text:span><text:span text:style-name="T17">et </text:span><text:span text:style-name="T13">je suis sur la page BillsUI</text:span></text:p>
          </table:table-cell>
        </table:table-row>
        <table:table-row table:style-name="TableLine2206970403264">
          <table:table-cell table:style-name="Tableau17.A3" office:value-type="string">
            <text:p text:style-name="P42">When</text:p>
          </table:table-cell>
          <table:table-cell table:style-name="Tableau17.B2" office:value-type="string">
            <text:p text:style-name="P32">Je clique sur le bouton «<text:span text:style-name="T37">Retour» en arrière de la navigation</text:span></text:p>
          </table:table-cell>
        </table:table-row>
        <table:table-row table:style-name="TableLine2206970403264">
          <table:table-cell table:style-name="Tableau17.A3" office:value-type="string">
            <text:p text:style-name="P42">Then</text:p>
          </table:table-cell>
          <table:table-cell table:style-name="Tableau17.B2" office:value-type="string">
            <text:p text:style-name="P16"><text:span text:style-name="T18">Je </text:span><text:span text:style-name="T22">reste sur la page BillsUI</text:span></text:p>
          </table:table-cell>
        </table:table-row>
      </table:table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4:33:59.499000000</meta:creation-date>
    <dc:date>2022-08-24T17:41:40.583000000</dc:date>
    <meta:editing-duration>PT22M35S</meta:editing-duration>
    <meta:editing-cycles>4</meta:editing-cycles>
    <meta:generator>LibreOffice/7.2.4.1$Windows_X86_64 LibreOffice_project/27d75539669ac387bb498e35313b970b7fe9c4f9</meta:generator>
    <meta:document-statistic meta:table-count="17" meta:image-count="0" meta:object-count="0" meta:page-count="4" meta:paragraph-count="123" meta:word-count="850" meta:character-count="4578" meta:non-whitespace-character-count="3851"/>
  </office:meta>
</office:document-meta>
</file>